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📌 Quadro Kanban – Comunidade Plano Free (90 dias)</text:h>
      <text:p text:style-name="Quotations"><text:span text:style-name="Strong_20_Emphasis">Formato</text:span>: backlog → semana atual → próximas semanas → concluído. Cada card tem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2" text:outline-level="2">Backlog Prioritário</text:h>
      <text:list xml:id="list3513072575" text:style-name="L1">
        <text:list-item>
          <text:p text:style-name="P1"><text:span text:style-name="Strong_20_Emphasis">Arquitetura da Comunidade</text:span><text:line-break/><text:span text:style-name="Strong_20_Emphasis">Owner:</text:span> Community Lead<text:line-break/><text:span text:style-name="Strong_20_Emphasis">DOD:</text:span> Estrutura de canais Discord/Discourse definida (regras, roles, categorias).<text:line-break/><text:span text:style-name="Strong_20_Emphasis">Dependências:</text:span> Design dos ícones e do código de conduta.</text:p>
        </text:list-item>
        <text:list-item>
          <text:p text:style-name="P1"><text:span text:style-name="Strong_20_Emphasis">Código de Conduta</text:span><text:line-break/><text:span text:style-name="Strong_20_Emphasis">Owner:</text:span> Community Lead + Jurídico<text:line-break/><text:span text:style-name="Strong_20_Emphasis">DOD:</text:span> Texto aprovado e publicado no #regras.<text:line-break/><text:span text:style-name="Strong_20_Emphasis">Dependências:</text:span> Revisão jurídica.</text:p>
        </text:list-item>
        <text:list-item>
          <text:p text:style-name="P1"><text:span text:style-name="Strong_20_Emphasis">Base de Conhecimento (MVP)</text:span><text:line-break/><text:span text:style-name="Strong_20_Emphasis">Owner:</text:span> Conteúdo<text:line-break/><text:span text:style-name="Strong_20_Emphasis">DOD:</text:span> 10 artigos (Onboarding, 1º run, Ações externas, Limites por run, Templates, Troubleshooting).<text:line-break/><text:span text:style-name="Strong_20_Emphasis">Dependências:</text:span> Eng/PM para validação técnica.</text:p>
        </text:list-item>
        <text:list-item>
          <text:p text:style-name="P1"><text:span text:style-name="Strong_20_Emphasis">Template “1º Run em 7 min”</text:span><text:line-break/><text:span text:style-name="Strong_20_Emphasis">Owner:</text:span> Eng/PM<text:line-break/><text:span text:style-name="Strong_20_Emphasis">DOD:</text:span> Template publicado + tutorial em vídeo de 3 min.<text:line-break/><text:span text:style-name="Strong_20_Emphasis">Dependências:</text:span> Acesso a conectores.</text:p>
        </text:list-item>
        <text:list-item>
          <text:p text:style-name="P1"><text:span text:style-name="Strong_20_Emphasis">Calendário de Rituais (Google Calendar)</text:span><text:line-break/><text:span text:style-name="Strong_20_Emphasis">Owner:</text:span> Community Lead<text:line-break/><text:span text:style-name="Strong_20_Emphasis">DOD:</text:span> Kickstart (seg), Office Hours (qua), Template Drop (qui), Ship Friday (sex).<text:line-break/><text:span text:style-name="Strong_20_Emphasis">Dependências:</text:span> Hosts confirmados.</text:p>
        </text:list-item>
        <text:list-item>
          <text:p text:style-name="P1"><text:span text:style-name="Strong_20_Emphasis">Programa de Fundadores (50)</text:span><text:line-break/><text:span text:style-name="Strong_20_Emphasis">Owner:</text:span> Community Lead<text:line-break/><text:span text:style-name="Strong_20_Emphasis">DOD:</text:span> Lista, convites, canal privado, benefícios definidos.<text:line-break/><text:span text:style-name="Strong_20_Emphasis">Dependências:</text:span> Landing curta para convite.</text:p>
        </text:list-item>
        <text:list-item>
          <text:p text:style-name="P1"><text:span text:style-name="Strong_20_Emphasis">Medições e Dashboards</text:span><text:line-break/><text:span text:style-name="Strong_20_Emphasis">Owner:</text:span> Data/PM<text:line-break/><text:span text:style-name="Strong_20_Emphasis">DOD:</text:span> Painel FMAU, TTV, D7/D30, Convites/membro, Respostas ≤24h.<text:line-break/><text:span text:style-name="Strong_20_Emphasis">Dependências:</text:span> Eventos no produto.</text:p>
        </text:list-item>
        <text:list-item>
          <text:p text:style-name="P1"><text:span text:style-name="Strong_20_Emphasis">Pack Visual</text:span><text:line-break/><text:span text:style-name="Strong_20_Emphasis">Owner:</text:span> Design<text:line-break/><text:span text:style-name="Strong_20_Emphasis">DOD:</text:span> Social templates, banners, ícones de badges.<text:line-break/><text:span text:style-name="Strong_20_Emphasis">Dependências:</text:span> Branding oficial.</text:p>
        </text:list-item>
      </text:list>
      <text:p text:style-name="Horizontal_20_Line"><text:soft-page-break/></text:p>
      <text:h text:style-name="Heading_20_2" text:outline-level="2">Semana 1 (Lançamento)</text:h>
      <text:list xml:id="list999168934" text:style-name="L2">
        <text:list-item>
          <text:p text:style-name="P2"><text:span text:style-name="Strong_20_Emphasis">Abrir Discord + canais</text:span> (Owner: Community Lead)<text:line-break/><text:span text:style-name="Strong_20_Emphasis">DOD:</text:span> canais #comece-aqui, #primeiro-run, #help, #ship-friday, #regras, #changelog, #fundadores.<text:line-break/><text:span text:style-name="Strong_20_Emphasis">ETA:</text:span> Dia 1.</text:p>
        </text:list-item>
        <text:list-item>
          <text:p text:style-name="P2"><text:span text:style-name="Strong_20_Emphasis">Publicar Regras e Onboarding</text:span> (Owner: Community Lead)<text:line-break/><text:span text:style-name="Strong_20_Emphasis">DOD:</text:span> Mensagem fixada + checklist de 5 passos.<text:line-break/><text:span text:style-name="Strong_20_Emphasis">ETA:</text:span> Dia 1.</text:p>
        </text:list-item>
        <text:list-item>
          <text:p text:style-name="P2"><text:span text:style-name="Strong_20_Emphasis">Template “1º Run em 7 min”</text:span> (Owner: Eng/PM)<text:line-break/><text:span text:style-name="Strong_20_Emphasis">DOD:</text:span> Disponível no produto + linkado no #comece-aqui.<text:line-break/><text:span text:style-name="Strong_20_Emphasis">ETA:</text:span> Dia 2.</text:p>
        </text:list-item>
        <text:list-item>
          <text:p text:style-name="P2"><text:span text:style-name="Strong_20_Emphasis">Vídeo Loom (3 min)</text:span> (Owner: Conteúdo)<text:line-break/><text:span text:style-name="Strong_20_Emphasis">DOD:</text:span> Script, gravação, upload, link no #comece-aqui.<text:line-break/><text:span text:style-name="Strong_20_Emphasis">ETA:</text:span> Dia 2.</text:p>
        </text:list-item>
        <text:list-item>
          <text:p text:style-name="P2"><text:span text:style-name="Strong_20_Emphasis">Email 0/1 da sequência</text:span> (Owner: Conteúdo)<text:line-break/><text:span text:style-name="Strong_20_Emphasis">DOD:</text:span> Disparo para novos cadastros com UTMs.<text:line-break/><text:span text:style-name="Strong_20_Emphasis">ETA:</text:span> Dia 3.</text:p>
        </text:list-item>
        <text:list-item>
          <text:p text:style-name="P2"><text:span text:style-name="Strong_20_Emphasis">Ritual Kickstart (seg 15h)</text:span> (Owner: Community Lead)<text:line-break/><text:span text:style-name="Strong_20_Emphasis">DOD:</text:span> Evento realizado, gravação salva e postada.<text:line-break/><text:span text:style-name="Strong_20_Emphasis">ETA:</text:span> Dia 4.</text:p>
        </text:list-item>
        <text:list-item>
          <text:p text:style-name="P2"><text:span text:style-name="Strong_20_Emphasis">Office Hours (qua 12h)</text:span> (Owner: Eng/PM)<text:line-break/><text:span text:style-name="Strong_20_Emphasis">DOD:</text:span> ≥90% dúvidas respondidas ao vivo.<text:line-break/><text:span text:style-name="Strong_20_Emphasis">ETA:</text:span> Dia 5.</text:p>
        </text:list-item>
        <text:list-item>
          <text:p text:style-name="P2"><text:span text:style-name="Strong_20_Emphasis">Template Drop #1</text:span> (Owner: Eng/PM)<text:line-break/><text:span text:style-name="Strong_20_Emphasis">DOD:</text:span> 1 template novo + tutorial curto.<text:line-break/><text:span text:style-name="Strong_20_Emphasis">ETA:</text:span> Dia 5.</text:p>
        </text:list-item>
        <text:list-item>
          <text:p text:style-name="P2"><text:span text:style-name="Strong_20_Emphasis">Ship Friday #1</text:span> (Owner: Community Lead)<text:line-break/><text:span text:style-name="Strong_20_Emphasis">DOD:</text:span> Post fixado + votação + premiação (+10 runs/14d).<text:line-break/><text:span text:style-name="Strong_20_Emphasis">ETA:</text:span> Dia 5.</text:p>
        </text:list-item>
      </text:list>
      <text:h text:style-name="Heading_20_2" text:outline-level="2">Semana 2</text:h>
      <text:list xml:id="list1339907077" text:style-name="L3">
        <text:list-item>
          <text:p text:style-name="P3"><text:span text:style-name="Strong_20_Emphasis">Ativar Programa de Fundadores</text:span> (Owner: Community Lead)<text:line-break/><text:span text:style-name="Strong_20_Emphasis">DOD:</text:span> 50 convites enviados, 30 aceitos, canal privado criado.<text:line-break/><text:span text:style-name="Strong_20_Emphasis">ETA:</text:span> Dia 8–10.</text:p>
        </text:list-item>
        <text:list-item>
          <text:p text:style-name="P3"><text:span text:style-name="Strong_20_Emphasis">Office Hours + Template Drop #2</text:span> (Owner: Eng/PM)<text:line-break/><text:span text:style-name="Strong_20_Emphasis">DOD:</text:span> Materiais publicados e evento concluído.<text:line-break/><text:span text:style-name="Strong_20_Emphasis">ETA:</text:span> Dia 10–12.</text:p>
        </text:list-item>
        <text:list-item>
          <text:p text:style-name="P3"><text:soft-page-break/><text:span text:style-name="Strong_20_Emphasis">Post “case da semana”</text:span> (Owner: Conteúdo)<text:line-break/><text:span text:style-name="Strong_20_Emphasis">DOD:</text:span> 1 estudo de caso real (ou simulado) publicado.<text:line-break/><text:span text:style-name="Strong_20_Emphasis">ETA:</text:span> Dia 12.</text:p>
        </text:list-item>
        <text:list-item>
          <text:p text:style-name="P3"><text:span text:style-name="Strong_20_Emphasis">Dashboard v1</text:span> (Owner: PM/Data)<text:line-break/><text:span text:style-name="Strong_20_Emphasis">DOD:</text:span> Métricas básicas no Looker/Data Studio.<text:line-break/><text:span text:style-name="Strong_20_Emphasis">ETA:</text:span> Dia 14.</text:p>
        </text:list-item>
      </text:list>
      <text:h text:style-name="Heading_20_2" text:outline-level="2">Semana 3</text:h>
      <text:list xml:id="list919516289" text:style-name="L4">
        <text:list-item>
          <text:p text:style-name="P4"><text:span text:style-name="Strong_20_Emphasis">Live “De 0 a Deploy”</text:span> (Owner: Community Lead + Eng)<text:line-break/><text:span text:style-name="Strong_20_Emphasis">DOD:</text:span> 1h com Q&amp;A, gravação publicada.<text:line-break/><text:span text:style-name="Strong_20_Emphasis">ETA:</text:span> Dia 17.</text:p>
        </text:list-item>
        <text:list-item>
          <text:p text:style-name="P4"><text:span text:style-name="Strong_20_Emphasis">Checklist de qualidade de run</text:span> (Owner: Eng/PM)<text:line-break/><text:span text:style-name="Strong_20_Emphasis">DOD:</text:span> Post com boas práticas e limites por run.<text:line-break/><text:span text:style-name="Strong_20_Emphasis">ETA:</text:span> Dia 18.</text:p>
        </text:list-item>
        <text:list-item>
          <text:p text:style-name="P4"><text:span text:style-name="Strong_20_Emphasis">Template Drop #3</text:span> (Owner: Eng/PM)<text:line-break/><text:span text:style-name="Strong_20_Emphasis">DOD:</text:span> Novo template + tutorial.<text:line-break/><text:span text:style-name="Strong_20_Emphasis">ETA:</text:span> Dia 19.</text:p>
        </text:list-item>
        <text:list-item>
          <text:p text:style-name="P4"><text:span text:style-name="Strong_20_Emphasis">Ship Friday #3</text:span> (Owner: Community Lead)<text:line-break/><text:span text:style-name="Strong_20_Emphasis">DOD:</text:span> Premiações e destaque na homepage.<text:line-break/><text:span text:style-name="Strong_20_Emphasis">ETA:</text:span> Dia 19.</text:p>
        </text:list-item>
      </text:list>
      <text:h text:style-name="Heading_20_2" text:outline-level="2">Semana 4 (Fechamento do ciclo)</text:h>
      <text:list xml:id="list165396485" text:style-name="L5">
        <text:list-item>
          <text:p text:style-name="P5"><text:span text:style-name="Strong_20_Emphasis">Community Demo Day</text:span> (Owner: Community Lead)<text:line-break/><text:span text:style-name="Strong_20_Emphasis">DOD:</text:span> 5 demos, votação, prêmios (créditos).<text:line-break/><text:span text:style-name="Strong_20_Emphasis">ETA:</text:span> Dia 24.</text:p>
        </text:list-item>
        <text:list-item>
          <text:p text:style-name="P5"><text:span text:style-name="Strong_20_Emphasis">Roadmap Review</text:span> (Owner: PM)<text:line-break/><text:span text:style-name="Strong_20_Emphasis">DOD:</text:span> Votos coletados, 3 itens tracionados para o próximo ciclo.<text:line-break/><text:span text:style-name="Strong_20_Emphasis">ETA:</text:span> Dia 25.</text:p>
        </text:list-item>
        <text:list-item>
          <text:p text:style-name="P5"><text:span text:style-name="Strong_20_Emphasis">Relatório D30</text:span> (Owner: PM/Data)<text:line-break/><text:span text:style-name="Strong_20_Emphasis">DOD:</text:span> FMAU, Ativação, D30, Convites/membro, insights e próximos passos.<text:line-break/><text:span text:style-name="Strong_20_Emphasis">ETA:</text:span> Dia 28–30.</text:p>
        </text:list-item>
      </text:list>
      <text:p text:style-name="Horizontal_20_Line"/>
      <text:h text:style-name="Heading_20_1" text:outline-level="1">✉️ Sequência de E-mails de Onboarding (modelo pronto)</text:h>
      <text:p text:style-name="Quotations">Use {first_name}, {link_discord}, {link_template_7min}, {cal_kickstart}, {utm}.</text:p>
      <text:p text:style-name="Text_20_body"><text:span text:style-name="Strong_20_Emphasis">Email 0 – Boas-vindas instantânea (minutos após cadastro)</text:span><text:line-break/><text:span text:style-name="Strong_20_Emphasis">Assunto:</text:span> Bem-vindo(a)! Rode seu 1º run em 7 minutos<text:line-break/><text:soft-page-break/><text:span text:style-name="Strong_20_Emphasis">Pré-header:</text:span> Comece agora e ganhe +5 runs de bônus por 7 dias<text:line-break/><text:span text:style-name="Strong_20_Emphasis">Corpo:</text:span><text:line-break/>Olá {first_name}! 🎉<text:line-break/>Criamos um passo-a-passo para você sentir valor em minutos.</text:p>
      <text:list xml:id="list1467820387" text:style-name="L6">
        <text:list-item>
          <text:p text:style-name="P6">Entre no Discord: {link_discord}?{utm}</text:p>
        </text:list-item>
        <text:list-item>
          <text:p text:style-name="P6">Abra o template “1º Run em 7 min”: {link_template_7min}?{utm}</text:p>
        </text:list-item>
        <text:list-item>
          <text:p text:style-name="P6">Poste o print no #primeiro-run e ganhe <text:span text:style-name="Strong_20_Emphasis">+5 runs por 7 dias</text:span>.<text:line-break/>[Dúvidas?] Participe do Kickstart de segunda: {cal_kickstart}</text:p>
        </text:list-item>
      </text:list>
      <text:p text:style-name="Text_20_body"><text:span text:style-name="Strong_20_Emphasis">Email 1 – 24h</text:span><text:line-break/><text:span text:style-name="Strong_20_Emphasis">Assunto:</text:span> Está a um clique do seu 1º run<text:line-break/><text:span text:style-name="Strong_20_Emphasis">Corpo:</text:span><text:line-break/>Falta pouco! Use o template guiado e conclua seu 1º run.<text:line-break/>• Conecte 1 app<text:line-break/>• Execute 1x<text:line-break/>• Poste no #primeiro-run → bônus ativado<text:line-break/>Links rápidos: {link_template_7min}?{utm} | {link_discord}?{utm}</text:p>
      <text:p text:style-name="Text_20_body"><text:span text:style-name="Strong_20_Emphasis">Email 2 – Dia 3 (valor + caso de uso)</text:span><text:line-break/><text:span text:style-name="Strong_20_Emphasis">Assunto:</text:span> 3 automações que economizam horas/semana<text:line-break/><text:span text:style-name="Strong_20_Emphasis">Corpo:</text:span><text:line-break/>Selecionamos 3 templates prontos (suporte L1, lead routing, alertas).<text:line-break/>Instale 1 e conte no Discord. Oficina ao vivo na quarta: {cal_kickstart}</text:p>
      <text:p text:style-name="Text_20_body"><text:span text:style-name="Strong_20_Emphasis">Email 3 – Dia 7 (rituais e comunidade)</text:span><text:line-break/><text:span text:style-name="Strong_20_Emphasis">Assunto:</text:span> Ship Friday: publique e ganhe +10 runs<text:line-break/><text:span text:style-name="Strong_20_Emphasis">Corpo:</text:span><text:line-break/>Toda sexta, mostre o que você lançou e concorra a +10 runs por 14 dias.<text:line-break/>Participe também do Template Drop de quinta.</text:p>
      <text:p text:style-name="Text_20_body"><text:span text:style-name="Strong_20_Emphasis">Email 4 – Dia 14 (reativação/referral)</text:span><text:line-break/><text:span text:style-name="Strong_20_Emphasis">Assunto:</text:span> Convide 1 amigo → ambos ganham +10 runs<text:line-break/><text:span text:style-name="Strong_20_Emphasis">Corpo:</text:span><text:line-break/>Convide alguém com seu link pessoal (no painel). Quando ele fizer o 1º run, vocês ganham <text:span text:style-name="Strong_20_Emphasis">+10 runs por 14 dias</text:span>.</text:p>
      <text:p text:style-name="Text_20_body"><text:span text:style-name="Strong_20_Emphasis">Email 5 – Dia 30 (fechamento/upgrade)</text:span><text:line-break/><text:span text:style-name="Strong_20_Emphasis">Assunto:</text:span> O que você construiu este mês?<text:line-break/><text:span text:style-name="Strong_20_Emphasis">Corpo:</text:span><text:line-break/>Resumo do mês + destaques da comunidade. Se bateu no limite, o <text:span text:style-name="Strong_20_Emphasis">Starter (100 runs/mês)</text:span> resolve. Compare planos no painel.</text:p>
      <text:p text:style-name="Horizontal_20_Line"/>
      <text:h text:style-name="Heading_20_1" text:outline-level="1"><text:soft-page-break/>📣 Materiais de Lançamento</text:h>
      <text:h text:style-name="Heading_20_2" text:outline-level="2">1) Posts (copiar/colar)</text:h>
      <text:p text:style-name="Text_20_body"><text:span text:style-name="Strong_20_Emphasis">Twitter/X (thread)</text:span><text:line-break/>1/ Chegou a <text:span text:style-name="Strong_20_Emphasis">Comunidade do Plano Free</text:span>. Aprenda, lance e mostre automações sem custo.<text:line-break/>2/ Onboarding em 7 min, templates semanais e Office Hours.<text:line-break/>3/ Publique no <text:span text:style-name="Strong_20_Emphasis">Ship Friday</text:span> e ganhe créditos de runs.<text:line-break/>👉 Entre agora: {link_discord}?{utm}</text:p>
      <text:p text:style-name="Text_20_body"><text:span text:style-name="Strong_20_Emphasis">LinkedIn (post)</text:span><text:line-break/>Estamos lançando a comunidade do <text:span text:style-name="Strong_20_Emphasis">Plano Free</text:span> para quem quer ir do zero ao 1º run em minutos.<text:line-break/>• Onboarding guiado<text:line-break/>• Templates prontos<text:line-break/>• Office Hours com engenharia<text:line-break/>• Ship Friday com créditos de bônus<text:line-break/>Entre e construa com a gente: {link_discord}?{utm}</text:p>
      <text:p text:style-name="Text_20_body"><text:span text:style-name="Strong_20_Emphasis">Instagram (legenda)</text:span><text:line-break/>Do 0 ao 1º run em 7 min. Toda sexta, <text:span text:style-name="Strong_20_Emphasis">Ship Friday</text:span> com prêmios. Vem pro Discord 👉 {link_discord}?{utm}<text:line-break/>#automation #nocode #devbr #comunidade #startup #builders #shipit</text:p>
      <text:p text:style-name="Text_20_body"><text:span text:style-name="Strong_20_Emphasis">Email/parceiros (curto)</text:span><text:line-break/>Assunto: Convite exclusivo – Comunidade Plano Free<text:line-break/>Corpo: Lançamos um espaço para makers com templates semanais e Office Hours. Quer apresentar aos seus membros/alunos? Material pronto abaixo.</text:p>
      <text:h text:style-name="Heading_20_2" text:outline-level="2">2) Landing Page (copy)</text:h>
      <text:p text:style-name="Text_20_body"><text:span text:style-name="Strong_20_Emphasis">Hero</text:span><text:line-break/>Título: Comunidade Plano Free – do 0 ao 1º run em 7 minutos<text:line-break/>Sub: Onboarding guiado, templates semanais e suporte entre pares para você lançar automações sem fricção.<text:line-break/>CTA primário: Entrar no Discord<text:line-break/>CTA secundário: Ver template 7min</text:p>
      <text:p text:style-name="Text_20_body"><text:span text:style-name="Strong_20_Emphasis">Seção – Como funciona</text:span></text:p>
      <text:list xml:id="list3373161711" text:style-name="L7">
        <text:list-item>
          <text:p text:style-name="P7">Entre no Discord</text:p>
        </text:list-item>
        <text:list-item>
          <text:p text:style-name="P7">Rode o template 7 min</text:p>
        </text:list-item>
        <text:list-item>
          <text:p text:style-name="P7">Participe dos rituais (Kickstart, Office Hours, Ship Friday)</text:p>
        </text:list-item>
        <text:list-item>
          <text:p text:style-name="P7">Ganhe créditos e destaque</text:p>
        </text:list-item>
      </text:list>
      <text:p text:style-name="Text_20_body"><text:span text:style-name="Strong_20_Emphasis">Benefícios</text:span><text:line-break/>• Tempo até valor &lt; 15 min<text:line-break/>• Templates novos toda semana<text:line-break/><text:soft-page-break/>• Respostas em até 24h<text:line-break/>• Créditos por participação</text:p>
      <text:p text:style-name="Text_20_body"><text:span text:style-name="Strong_20_Emphasis">Agenda fixa</text:span><text:line-break/>Seg 15h Kickstart • Qua 12h Office Hours • Qui Template Drop • Sex Ship Friday</text:p>
      <text:p text:style-name="Text_20_body"><text:span text:style-name="Strong_20_Emphasis">Prova social</text:span><text:line-break/>Quotes curtos de fundadores (até 3).<text:line-break/>Badges e Hall da Fama.</text:p>
      <text:p text:style-name="Text_20_body"><text:span text:style-name="Strong_20_Emphasis">FAQ</text:span><text:line-break/>– É 100% grátis? Sim, o plano Free inclui 15 runs/mês.<text:line-break/>– Como ganho créditos? Enviando cases, ajudando colegas e indicações ativas.<text:line-break/>– Posso fazer upgrade? Sim: Starter, Pro, Business.</text:p>
      <text:p text:style-name="Text_20_body"><text:span text:style-name="Strong_20_Emphasis">CTA final</text:span><text:line-break/>Entrar no Discord → {link_discord}?{utm}</text:p>
      <text:h text:style-name="Heading_20_2" text:outline-level="2">3) Deck para Parceiros (estrutura de slides)</text:h>
      <text:p text:style-name="Text_20_body"><text:span text:style-name="Strong_20_Emphasis">Slide 1 – Capa</text:span><text:line-break/>Comunidade Plano Free – Parcerias e Co‑marketing</text:p>
      <text:p text:style-name="Text_20_body"><text:span text:style-name="Strong_20_Emphasis">Slide 2 – O problema</text:span><text:line-break/>Barreiras para a 1ª automação: complexidade, falta de exemplos e suporte.</text:p>
      <text:p text:style-name="Text_20_body"><text:span text:style-name="Strong_20_Emphasis">Slide 3 – A solução</text:span><text:line-break/>Rituais semanais + templates + Office Hours → TTV &lt; 15 min.</text:p>
      <text:p text:style-name="Text_20_body"><text:span text:style-name="Strong_20_Emphasis">Slide 4 – Proposta de valor para o parceiro</text:span><text:line-break/>Co-branding, presença em eventos, CTA dedicado, métricas de impacto compartilhadas.</text:p>
      <text:p text:style-name="Text_20_body"><text:span text:style-name="Strong_20_Emphasis">Slide 5 – Formas de parceria</text:span></text:p>
      <text:list xml:id="list3989902901" text:style-name="L8">
        <text:list-item>
          <text:p text:style-name="P8">Trilha educacional (workshop)</text:p>
        </text:list-item>
        <text:list-item>
          <text:p text:style-name="P8">Template co-branded</text:p>
        </text:list-item>
        <text:list-item>
          <text:p text:style-name="P8">Demo Day patrocinado</text:p>
        </text:list-item>
        <text:list-item>
          <text:p text:style-name="P8">Indicação com benefícios para alunos/membros</text:p>
        </text:list-item>
      </text:list>
      <text:p text:style-name="Text_20_body"><text:span text:style-name="Strong_20_Emphasis">Slide 6 – O que entregamos</text:span><text:line-break/>Materiais prontos (posts, email, landing), suporte técnico em Office Hours, relatórios de engajamento.</text:p>
      <text:p text:style-name="Text_20_body"><text:span text:style-name="Strong_20_Emphasis">Slide 7 – Métricas que acompanhamos</text:span><text:line-break/>Inscrições, ativações (1º run), retenção D30, convites, NPS.</text:p>
      <text:p text:style-name="Text_20_body"><text:span text:style-name="Strong_20_Emphasis">Slide 8 – Próximos passos</text:span><text:line-break/>Calendário, POC de 30 dias, ponto de contato, links.</text:p>
      <text:p text:style-name="Text_20_body"><text:span text:style-name="Strong_20_Emphasis">Anexo – CTA</text:span><text:line-break/>Agende 30 min: {cal_parcerias} • Kit parceiros: {link_kit}?{utm}</text:p>
      <text:p text:style-name="Horizontal_20_Line"/>
      <text:h text:style-name="Heading_20_1" text:outline-level="1"><text:soft-page-break/>🔧 UTM e Operação</text:h>
      <text:list xml:id="list4103814317" text:style-name="L9">
        <text:list-item>
          <text:p text:style-name="P9"><text:span text:style-name="Strong_20_Emphasis">utm_base sugerida:</text:span> <text:span text:style-name="Source_20_Text">utm_source={canal}&amp;utm_medium=community&amp;utm_campaign=free_launch_q1</text:span></text:p>
        </text:list-item>
        <text:list-item>
          <text:p text:style-name="P9">Aplique em todos os links de posts/emails/landing.</text:p>
        </text:list-item>
      </text:list>
      <text:h text:style-name="Heading_20_1" text:outline-level="1">✅ Checklists Rápidos</text:h>
      <text:list xml:id="list996771619" text:style-name="L10">
        <text:list-item>
          <text:p text:style-name="P10"><text:span text:style-name="Strong_20_Emphasis">Evento</text:span>: título • descrição • host • link • gravação • follow-up no Discord.</text:p>
        </text:list-item>
        <text:list-item>
          <text:p text:style-name="P10"><text:span text:style-name="Strong_20_Emphasis">Template</text:span>: descrição • instruções • vídeo curto • QA • link no #comece-aqui.</text:p>
        </text:list-item>
        <text:list-item>
          <text:p text:style-name="P10"><text:span text:style-name="Strong_20_Emphasis">Post</text:span>: copy • criativo • link com UTM • aprovação • calendário.</text:p>
        </text:list-item>
        <text:list-item>
          <text:p text:style-name="P10"><text:span text:style-name="Strong_20_Emphasis">Métrica</text:span>: evento no produto • dashboard • revisão semanal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19:42.069000000</meta:creation-date>
    <dc:date>2025-11-06T08:20:13.344000000</dc:date>
    <meta:editing-duration>PT31S</meta:editing-duration>
    <meta:editing-cycles>1</meta:editing-cycles>
    <meta:document-statistic meta:table-count="0" meta:image-count="0" meta:object-count="0" meta:page-count="7" meta:paragraph-count="86" meta:word-count="1362" meta:character-count="8554" meta:non-whitespace-character-count="7303"/>
    <meta:generator>LibreOffice/7.3.2.2$Windows_X86_64 LibreOffice_project/49f2b1bff42cfccbd8f788c8dc32c1c309559be0</meta:generator>
  </office:meta>
</office:document-meta>
</file>